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Standard">
      <style:paragraph-properties fo:margin-top="0cm" fo:margin-bottom="0.499cm"/>
      <style:text-properties fo:language="en" fo:country="US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style:font-name="Arial" fo:font-size="10pt" fo:language="en" fo:country="US" style:font-size-asian="10pt" style:font-size-complex="10pt"/>
    </style:style>
    <style:style style:name="T3" style:family="text">
      <style:text-properties style:font-name="Arial" fo:font-size="8pt" fo:letter-spacing="normal" fo:language="en" fo:country="US" style:font-size-asian="8pt" style:font-size-complex="8pt"/>
    </style:style>
    <style:style style:name="T4" style:family="text">
      <style:text-properties style:font-name="Arial" fo:font-size="8pt" fo:language="en" fo:country="US" style:font-size-asian="8pt" style:font-size-complex="8pt"/>
    </style:style>
    <style:style style:name="T5" style:family="text">
      <style:text-properties style:font-name="Code 3 de 9" fo:font-size="14pt" fo:letter-spacing="0.071cm" fo:language="en" fo:country="US" style:font-size-asian="14pt" style:font-size-complex="14pt"/>
    </style:style>
    <style:style style:name="T6" style:family="text">
      <style:text-properties style:font-name="Code 3 de 9" fo:font-size="16pt" fo:letter-spacing="0.071cm" fo:language="en" fo:country="US" style:font-size-asian="16pt" style:font-size-complex="16pt"/>
    </style:style>
    <style:style style:name="T7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xml:id="ct257245144" text:id="ct257245144">
          <text:insertion>
            <office:change-info>
              <dc:creator>&lt;анонимный&gt;</dc:creator>
              <dc:date>2013-03-01T18:54:00</dc:date>
            </office:change-info>
          </text:insertion>
        </text:changed-region>
        <text:changed-region xml:id="ct257234848" text:id="ct257234848">
          <text:insertion>
            <office:change-info>
              <dc:creator>&lt;анонимный&gt;</dc:creator>
              <dc:date>2013-03-01T18:38:00</dc:date>
            </office:change-info>
          </text:insertion>
        </text:changed-region>
        <text:changed-region xml:id="ct257234640" text:id="ct257234640">
          <text:insertion>
            <office:change-info>
              <dc:creator>&lt;анонимный&gt;</dc:creator>
              <dc:date>2013-03-04T11:48:00</dc:date>
            </office:change-info>
          </text:insertion>
        </text:changed-region>
        <text:changed-region xml:id="ct257240152" text:id="ct257240152">
          <text:insertion>
            <office:change-info>
              <dc:creator>&lt;анонимный&gt;</dc:creator>
              <dc:date>2013-03-01T18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-start text:change-id="ct257245144"/><text:span text:style-name="T3">formatDateTime('datetime', barcode)</text:span><text:change-end text:change-id="ct257245144"/><text:span text:style-name="T5"><text:line-break/></text:span><text:change-start text:change-id="ct257234848"/><text:span text:style-name="T6">getBarcode39('barcode', barcode)</text:span><text:change-end text:change-id="ct257234848"/><text:span text:style-name="T1"><text:line-break/></text:span><text:change-start text:change-id="ct257234640"/><text:span text:style-name="T4">getData('barcode', barcode)</text:span><text:change-end text:change-id="ct257234640"/><text:span text:style-name="T4"><text:line-break/></text:span><text:span text:style-name="T2"><office:annotation><dc:creator>&lt;анонимный&gt;</dc:creator><dc:date>2013-03-01T18:37:30.78</dc:date><text:p text:style-name="P3"><text:span text:style-name="T7">do text for barcode in data['barcodes']</text:span></text:p></office:annotation></text:span><text:change-start text:change-id="ct257240152"/><text:span text:style-name="T2">getShotName('name', barcode)</text:span><text:change-end text:change-id="ct257240152"/>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7:58:24.25</meta:creation-date>
    <meta:generator>OpenOffice.org/3.4.1$Win32 OpenOffice.org_project/341m1$Build-9593</meta:generator>
    <dc:date>2013-03-04T15:23:01.04</dc:date>
    <meta:editing-duration>PT46M18S</meta:editing-duration>
    <meta:editing-cycles>31</meta:editing-cycles>
    <meta:document-statistic meta:table-count="0" meta:image-count="0" meta:object-count="0" meta:page-count="1" meta:paragraph-count="1" meta:word-count="9" meta:character-count="126"/>
  </office:meta>
</office:document-meta>
</file>